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DestinationResolverTests.handl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UserDestinationResolverTests.handleSubscrib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UserDestinationResolverTests.handleMessageForDestinationWithDotS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serDestinationResolverTests.handleSubscribeInvalid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serDestinationResolverTests.createMessage( SimpMessageType type , Principal user , String sessionId , String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serDestinationResolverTests.handleMessageToOther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UserDestinationResolverTests.handleMessageEncoded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UserDestination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DestinationResolverTests.handleSubscribeNo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serDestinationResolverTests.handleUnsubscrib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serDestinationResolverTests.ignor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UserDestinationResolverTests.handleMessageWithNo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serDestinationResolverTests.handleSubscribeOneUserMultipleSes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UserDestinationResolverTests.handleSubscribeForDestinationWithoutLeadingSla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